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officeooo:paragraph-rsid="000a1c4f"/>
    </style:style>
    <style:style style:name="P3" style:family="paragraph" style:parent-style-name="Standard">
      <style:paragraph-properties fo:text-align="justify" style:justify-single-word="false"/>
      <style:text-properties style:font-name="Calibri" fo:font-size="24pt" style:font-size-asian="24pt" style:font-size-complex="24pt"/>
    </style:style>
    <style:style style:name="P4" style:family="paragraph" style:parent-style-name="Standard">
      <style:paragraph-properties fo:text-align="justify" style:justify-single-word="false"/>
      <style:text-properties style:font-name="Calibri"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STION ONE</text:p>
      <text:p text:style-name="P1"/>
      <text:p text:style-name="P4">&gt; 1.1 What business benefits do cloud computing services provide? **(15)**</text:p>
      <text:p text:style-name="P2"/>
      <text:p text:style-name="P1">1. Focused IT resource management - a cloud providers full time job is to manage secuirty, storage, access etc. This is opposed to the business considering the cloud as their business expertise will be something else like logistics.</text:p>
      <text:p text:style-name="P1">2. Scalibility - meaning the cloud can repsond to shifts in demand increasing or decreasing the resources accessed to cope.</text:p>
      <text:p text:style-name="P1">3. Cost savings - Reduced upfront + infrastrutcure costs.</text:p>
      <text:p text:style-name="P1">4. Security -</text:p>
      <text:p text:style-name="P1">5. On-Demand Self-Service -</text:p>
      <text:p text:style-name="P1">6. Flexibility - Pay as you use model</text:p>
      <text:p text:style-name="P1">7. Collaboration -</text:p>
      <text:p text:style-name="P1"/>
      <text:p text:style-name="P4">&gt; 1.2 What are the risks or challenges that business face as a result of cloud computing services? **(15)*</text:p>
      <text:p text:style-name="P1"/>
      <text:p text:style-name="P1">1. Security &amp; Privacy -</text:p>
      <text:p text:style-name="P1">2. Vendor Lock-In (similar to limited portability) -</text:p>
      <text:p text:style-name="P1">3. Internet dependence -</text:p>
      <text:p text:style-name="P1">4. Multi-Regional Compliance -</text:p>
      <text:p text:style-name="P1">5. Limited Portability (ability to migrate between provid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fo:text-align-last="justify" style:justify-single-word="false" style:page-number="auto" style:writing-mode="lr-tb"/>
      <style:text-properties style:font-name="Calibri1"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00:19:25.137035182</meta:creation-date>
    <dc:date>2023-05-15T00:28:52.832363728</dc:date>
    <meta:editing-duration>PT9M30S</meta:editing-duration>
    <meta:editing-cycles>2</meta:editing-cycles>
    <meta:generator>LibreOffice/7.5.2.2$Linux_X86_64 LibreOffice_project/50$Build-2</meta:generator>
    <meta:document-statistic meta:table-count="0" meta:image-count="0" meta:object-count="0" meta:page-count="1" meta:paragraph-count="15" meta:word-count="146" meta:character-count="889" meta:non-whitespace-character-count="758"/>
  </office:meta>
</office:document-meta>
</file>